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2</text:span></text:p>
      <text:p text:style-name="P1"><text:span text:style-name="T2">Question 1</text:span><text:span text:style-name="T3"/></text:p>
      <text:p text:style-name="P1"><text:span text:style-name="T3">1. List 5 difference between Browser JS(console) v Nodejs</text:span></text:p>
      <text:p text:style-name="P1"><text:span text:style-name="T3">Differnce b/w JS and Nodejs</text:span></text:p>
      <text:p text:style-name="P1"><text:span text:style-name="T3">a, Jave script is client side coding</text:span></text:p>
      <text:p text:style-name="P1"><text:span text:style-name="T3"><text:s text:c="5"/>Node Js enable server side coding written in jave scrpit</text:span></text:p>
      <text:p text:style-name="P1"><text:span text:style-name="T3">b, Jave script is a language.</text:span></text:p>
      <text:p text:style-name="P1"><text:span text:style-name="T3"><text:s text:c="5"/>Nodejs is not a language but it has V8 engine that runs in Java scprit on the server side.</text:span></text:p>
      <text:p text:style-name="P1"><text:span text:style-name="T3">c, JS<text:s text:c="2"/>run insdie browser</text:span></text:p>
      <text:p text:style-name="P1"><text:span text:style-name="T3"><text:s text:c="4"/>Nodejs runs outside browser.</text:span></text:p>
      <text:p text:style-name="P1"><text:span text:style-name="T3">d, Jave scprit provides behaviou to your page(HTML,CSS).</text:span></text:p>
      <text:p text:style-name="P1"><text:span text:style-name="T3"><text:s text:c="3"/>Node jS is server that performs server fundtions like reading file and datebase object.</text:span></text:p>
      <text:p text:style-name="P1"><text:span text:style-name="T4">Question 2:</text:span><text:span text:style-name="T5"/></text:p>
      <text:p text:style-name="P1"><text:span text:style-name="T5">watch &amp; summary 5 points -</text:span></text:p>
      <text:p text:style-name="P1"><text:span text:style-name="T5">1-It tells about how HTML -CSS- JS are linked</text:span></text:p>
      <text:p text:style-name="P1"><text:span text:style-name="T5">2-Parsing(Dom Tree)-Layout -Painting</text:span></text:p>
      <text:p text:style-name="P1"><text:span text:style-name="T5">3-How it turns a string of HTML into a data structure.</text:span></text:p>
      <text:p text:style-name="P1"><text:span text:style-name="T5">4 -How CSS &amp; JavaScript come into play</text:span></text:p>
      <text:p text:style-name="P1"><text:span text:style-name="T5">5 - How to get the correct out with all 3 HTML,CSS and JS.</text:span></text:p>
      <text:p text:style-name="P1"><text:span text:style-name="T5">typeof(1)</text:span></text:p>
      <text:p text:style-name="P1"><text:span text:style-name="T5">typeof(1.1)</text:span></text:p>
      <text:p text:style-name="P1"><text:span text:style-name="T5">typeof('1.1')</text:span></text:p>
      <text:p text:style-name="P1"><text:span text:style-name="T5">typeof(true)</text:span></text:p>
      <text:p text:style-name="P1"><text:span text:style-name="T5">typeof(null)</text:span></text:p>
      <text:p text:style-name="P1"><text:span text:style-name="T5">typeof(undefined)</text:span></text:p>
      <text:p text:style-name="P1"><text:span text:style-name="T5">typeof([])</text:span></text:p>
      <text:p text:style-name="P1"><text:span text:style-name="T5">typeof({})</text:span></text:p>
      <text:p text:style-name="P1"><text:span text:style-name="T5">typeof(NaN)</text:span></text:p>
      <text:p text:style-name="P1"><text:span text:style-name="T5">console.log(typeof(1));</text:span></text:p>
      <text:p text:style-name="P1"><text:span text:style-name="T5">console.log(typeof(1.1));</text:span></text:p>
      <text:p text:style-name="P1"><text:span text:style-name="T5">console.log(typeof('1.1'));</text:span></text:p>
      <text:p text:style-name="P1"><text:span text:style-name="T5">console.log(typeof(true));</text:span></text:p>
      <text:p text:style-name="P1"><text:span text:style-name="T5">console.log(typeof(null));</text:span></text:p>
      <text:p text:style-name="P1"><text:span text:style-name="T5">console.log(typeof(undefined));</text:span></text:p>
      <text:p text:style-name="P1"><text:span text:style-name="T5">console.log(typeof([]));</text:span></text:p>
      <text:p text:style-name="P1"><text:span text:style-name="T5">console.log(typeof({}));</text:span></text:p>
      <text:p text:style-name="P1"><text:span text:style-name="T5">console.log(typeof(NaN));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